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UML_20_Gradient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05cm" draw:shadow-offset-y="0.05cm" draw:shadow-color="#808080"/>
    </style:style>
    <style:style style:name="gr2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gradient" draw:fill-color="#e6e6e6" draw:fill-gradient-name="UML_20_Package" draw:textarea-horizontal-align="left" draw:textarea-vertical-align="middle" draw:auto-grow-height="false" fo:padding-top="0.125cm" fo:padding-bottom="0.125cm" fo:padding-left="0.25cm" fo:padding-right="1cm" fo:wrap-option="wrap" draw:shadow="visible" draw:shadow-offset-x="0.05cm" draw:shadow-offset-y="0cm" draw:shadow-color="#808080"/>
    </style:style>
    <style:style style:name="gr3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draw:stroke-dash="Dash_20_2" svg:stroke-width="0cm" svg:stroke-color="#000000" draw:marker-start="StrokedHalfCirc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draw:stroke-dash="Dash_20_2" svg:stroke-width="0.025cm" svg:stroke-color="#000000" draw:marker-start="" draw:marker-start-width="0.229cm" draw:marker-start-center="false" draw:marker-end="Circle_20_unfilled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draw:stroke-dash="Dash_20_2" svg:stroke-width="0cm" svg:stroke-color="#000000" draw:marker-start="StrokedHalfCirc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draw:stroke-dash="Dash_20_2" svg:stroke-width="0.025cm" svg:stroke-color="#000000" draw:marker-start="" draw:marker-start-width="0.229cm" draw:marker-start-center="false" draw:marker-end="Circle_20_unfilled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UML_20_Gradient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05cm" draw:shadow-offset-y="0.05cm" draw:shadow-color="#808080"/>
    </style:style>
    <style:style style:name="gr11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UML_20_Gradient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05cm" draw:shadow-offset-y="0.05cm" draw:shadow-color="#808080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4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UML_20_Gradient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05cm" draw:shadow-offset-y="0.05cm" draw:shadow-color="#808080"/>
    </style:style>
    <style:style style:name="gr15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UML_20_Gradient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05cm" draw:shadow-offset-y="0.05cm" draw:shadow-color="#808080"/>
    </style:style>
    <style:style style:name="gr16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UML_20_Gradient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05cm" draw:shadow-offset-y="0.05cm" draw:shadow-color="#808080"/>
    </style:style>
    <style:style style:name="gr17" style:family="graphic" style:parent-style-name="standard" style:list-style-name="L1">
      <style:graphic-properties draw:stroke="solid" draw:stroke-dash="Dash_20_2" svg:stroke-width="0.025cm" svg:stroke-color="#000000" draw:marker-start="" draw:marker-start-width="0.229cm" draw:marker-start-center="false" draw:marker-end="Diamond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3">
      <style:graphic-properties draw:stroke="dash" draw:stroke-dash="Ultrafine_20_Dashed" svg:stroke-width="0cm" svg:stroke-color="#000000" draw:marker-start="" draw:marker-start-width="0.3cm" draw:marker-start-center="false" draw:marker-end="Line_20_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3">
      <style:graphic-properties draw:stroke="dash" draw:stroke-dash="Ultrafine_20_Dashed" svg:stroke-width="0cm" svg:stroke-color="#000000" draw:marker-start="" draw:marker-start-width="0.3cm" draw:marker-start-center="false" draw:marker-end="Line_20_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draw:stroke-dash="Dash_20_2" svg:stroke-width="0.025cm" svg:stroke-color="#000000" draw:marker-start="" draw:marker-start-width="0.229cm" draw:marker-start-center="false" draw:marker-end="Circle_20_unfilled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draw:stroke-dash="Dash_20_2" svg:stroke-width="0cm" svg:stroke-color="#000000" draw:marker-start="StrokedHalfCirc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3">
      <style:graphic-properties draw:stroke="dash" draw:stroke-dash="Ultrafine_20_Dashed" svg:stroke-width="0cm" svg:stroke-color="#000000" draw:marker-start="" draw:marker-start-width="0.3cm" draw:marker-start-center="false" draw:marker-end="Line_20_Arrow" draw:marker-end-width="0.3cm" draw:marker-end-center="false" draw:fill="solid" draw:fill-color="#99ccff" draw:textarea-horizontal-align="center" draw:textarea-vertical-align="middle" draw:auto-grow-height="false" draw:auto-grow-width="tru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3">
      <style:graphic-properties draw:stroke="dash" draw:stroke-dash="Ultrafine_20_Dashed" svg:stroke-width="0cm" svg:stroke-color="#000000" draw:marker-start="" draw:marker-start-width="0.3cm" draw:marker-start-center="false" draw:marker-end="Line_20_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3">
      <style:graphic-properties draw:stroke="dash" draw:stroke-dash="Ultrafine_20_Dashed" svg:stroke-width="0cm" svg:stroke-color="#000000" draw:marker-start="" draw:marker-start-width="0.3cm" draw:marker-start-center="false" draw:marker-end="Line_20_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05cm" draw:shadow-offset-y="0.05cm" draw:shadow-color="#808080"/>
    </style:style>
    <style:style style:name="gr26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UML_20_Gradient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05cm" draw:shadow-offset-y="0.05cm" draw:shadow-color="#808080"/>
    </style:style>
    <style:style style:name="gr27" style:family="graphic" style:parent-style-name="standard" style:list-style-name="L3">
      <style:graphic-properties draw:stroke="dash" draw:stroke-dash="Ultrafine_20_Dashed" svg:stroke-width="0cm" svg:stroke-color="#000000" draw:marker-start="" draw:marker-start-width="0.3cm" draw:marker-start-center="false" draw:marker-end="Line_20_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UML_20_Gradient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05cm" draw:shadow-offset-y="0.05cm" draw:shadow-color="#808080"/>
    </style:style>
    <style:style style:name="gr29" style:family="graphic" style:parent-style-name="standard" style:list-style-name="L3">
      <style:graphic-properties draw:stroke="dash" draw:stroke-dash="Ultrafine_20_Dashed" svg:stroke-width="0cm" svg:stroke-color="#000000" draw:marker-start="" draw:marker-start-width="0.3cm" draw:marker-start-center="false" draw:marker-end="Line_20_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UML_20_Gradient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05cm" draw:shadow-offset-y="0.05cm" draw:shadow-color="#808080"/>
    </style:style>
    <style:style style:name="gr31" style:family="graphic" style:parent-style-name="standard" style:list-style-name="L1">
      <style:graphic-properties draw:stroke="solid" draw:stroke-dash="Dash_20_2" svg:stroke-width="0.025cm" svg:stroke-color="#000000" draw:marker-start="" draw:marker-start-width="0.229cm" draw:marker-start-center="false" draw:marker-end="Diamond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UML_20_Gradient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05cm" draw:shadow-offset-y="0.05cm" draw:shadow-color="#808080"/>
    </style:style>
    <style:style style:name="gr33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UML_20_Gradient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05cm" draw:shadow-offset-y="0.05cm" draw:shadow-color="#808080"/>
    </style:style>
    <style:style style:name="gr34" style:family="graphic" style:parent-style-name="standard" style:list-style-name="L1">
      <style:graphic-properties draw:stroke="solid" draw:stroke-dash="Dash_20_2" svg:stroke-width="0.025cm" svg:stroke-color="#000000" draw:marker-start="" draw:marker-start-width="0.229cm" draw:marker-start-center="false" draw:marker-end="Diamond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Dash_20_2" svg:stroke-width="0.025cm" svg:stroke-color="#000000" draw:marker-start="" draw:marker-start-width="0.229cm" draw:marker-start-center="false" draw:marker-end="Diamond_20_unfilled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UML_20_Gradient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05cm" draw:shadow-offset-y="0.05cm" draw:shadow-color="#808080"/>
    </style:style>
    <style:style style:name="gr37" style:family="graphic" style:parent-style-name="standard" style:list-style-name="L1">
      <style:graphic-properties draw:stroke="solid" draw:stroke-dash="Dash_20_2" svg:stroke-width="0.025cm" svg:stroke-color="#000000" draw:marker-start="" draw:marker-start-width="0.229cm" draw:marker-start-center="false" draw:marker-end="Diamond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_20_2" svg:stroke-width="0.025cm" svg:stroke-color="#000000" draw:marker-start="" draw:marker-start-width="0.229cm" draw:marker-start-center="false" draw:marker-end="Diamond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draw:stroke-dash="Dash_20_2" svg:stroke-width="0.025cm" svg:stroke-color="#000000" draw:marker-start="" draw:marker-start-width="0.229cm" draw:marker-start-center="false" draw:marker-end="Diamond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draw:stroke-dash="Dash_20_2" svg:stroke-width="0.025cm" svg:stroke-color="#000000" draw:marker-start="" draw:marker-start-width="0.229cm" draw:marker-start-center="false" draw:marker-end="Diamond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_20_2" svg:stroke-width="0.025cm" svg:stroke-color="#000000" draw:marker-start="" draw:marker-start-width="0.229cm" draw:marker-start-center="false" draw:marker-end="Diamond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draw:stroke-dash="Dash_20_2" svg:stroke-width="0.025cm" svg:stroke-color="#000000" draw:marker-start="" draw:marker-start-width="0.229cm" draw:marker-start-center="false" draw:marker-end="Diamond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FreeSans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Tahoma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FreeSans" fo:font-size="18pt" fo:font-style="normal" fo:text-shadow="none" style:text-underline-style="none" fo:font-weight="normal" style:letter-kerning="true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FreeSans" fo:font-size="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tb-rl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10.5pt" style:font-size-asian="10.5pt" style:font-size-complex="10.5pt"/>
    </style:style>
    <style:style style:name="P12" style:family="paragraph">
      <style:paragraph-properties style:text-autospace="non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2b91af" style:text-outline="false" style:text-line-through-style="none" style:font-name="Consolas1" fo:font-size="9.5pt" fo:font-style="normal" fo:text-shadow="none" style:text-underline-style="none" fo:font-weight="normal" style:letter-kerning="true" style:font-name-asian="Consolas1" style:font-size-asian="9.5pt" style:font-style-asian="normal" style:font-weight-asian="normal" style:font-name-complex="Consolas1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FreeSans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Tahoma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FreeSans" fo:font-size="18pt" fo:font-style="normal" fo:text-shadow="none" style:text-underline-style="none" fo:font-weight="normal" style:letter-kerning="true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style:text-outline="false" style:text-line-through-style="none" style:font-name="FreeSans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Tahoma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style:use-window-font-color="true" style:text-outline="false" style:text-line-through-styl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gr1" draw:text-style-name="P2" xml:id="id2" draw:id="id2" draw:layer="layout" svg:width="4cm" svg:height="1.62cm" svg:x="7.274cm" svg:y="4.429cm">
          <draw:glue-point draw:id="4" svg:x="-2.62cm" svg:y="-4.895cm"/>
          <draw:glue-point draw:id="5" svg:x="2.46cm" svg:y="-4.987cm"/>
          <draw:glue-point draw:id="6" svg:x="-2.62cm" svg:y="5.024cm"/>
          <draw:glue-point draw:id="7" svg:x="2.46cm" svg:y="5cm"/>
          <draw:glue-point draw:id="8" svg:x="5cm" svg:y="-1.827cm"/>
          <draw:glue-point draw:id="9" svg:x="5cm" svg:y="2.833cm"/>
          <text:p text:style-name="P1"><text:span text:style-name="T1">&lt;&lt;addin&gt;&gt;</text:span></text:p>
          <text:p text:style-name="P1"><text:span text:style-name="T1">TaggingKitAddin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g xml:id="id9" draw:id="id9">
          <draw:custom-shape draw:style-name="gr2" draw:text-style-name="P3" xml:id="id1" draw:id="id1" draw:layer="layout" svg:width="5.445cm" svg:height="1.075cm" svg:x="6.543cm" svg:y="1.254cm">
            <draw:glue-point draw:id="4" svg:x="-2.374cm" svg:y="5.004cm"/>
            <draw:glue-point draw:id="5" svg:x="2.29cm" svg:y="4.986cm"/>
            <text:p text:style-name="P1"><text:span text:style-name="T2">OneNo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3" draw:text-style-name="P4" draw:layer="layout" svg:width="0.489cm" svg:height="0.735cm" svg:x="11.441cm" svg:y="1.3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4" draw:text-style-name="P4" draw:layer="layout" svg:width="0.299cm" svg:height="0.179cm" svg:x="11.332cm" svg:y="1.4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" draw:text-style-name="P4" draw:layer="layout" svg:width="0.299cm" svg:height="0.179cm" svg:x="11.332cm" svg:y="1.78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6" draw:text-style-name="P4" xml:id="id4" draw:id="id4" draw:layer="layout" svg:x1="8.216cm" svg:y1="3.445cm" svg:x2="7.973cm" svg:y2="2.328cm" draw:end-shape="id1" draw:end-glue-point="4" svg:d="m8216 3445v-308h-243v-809" svg:viewBox="0 0 244 1118">
          <text:p/>
        </draw:connector>
        <draw:connector draw:style-name="gr7" draw:text-style-name="P5" xml:id="id3" draw:id="id3" draw:layer="layout" draw:type="line" svg:x1="10.258cm" svg:y1="4.432cm" svg:x2="10.259cm" svg:y2="3.416cm" draw:start-shape="id2" draw:start-glue-point="5" svg:d="m10258 4432 1-1016" svg:viewBox="0 0 2 1017">
          <text:p text:style-name="P1"><text:span text:style-name="T3"><text:s text:c="39"/></text:span><text:span text:style-name="T3">IRibbonExtensibility</text:span></text:p>
        </draw:connector>
        <draw:connector draw:style-name="gr8" draw:text-style-name="P4" draw:layer="layout" svg:x1="10.259cm" svg:y1="3.416cm" svg:x2="10.511cm" svg:y2="2.326cm" draw:start-shape="id3" draw:start-glue-point="3" draw:end-shape="id1" draw:end-glue-point="5" svg:d="m10259 3416v-544h252v-546" svg:viewBox="0 0 253 1091">
          <text:p/>
        </draw:connector>
        <draw:connector draw:style-name="gr9" draw:text-style-name="P5" draw:layer="layout" draw:type="line" svg:x1="8.226cm" svg:y1="4.447cm" svg:x2="8.216cm" svg:y2="3.445cm" draw:start-shape="id2" draw:start-glue-point="4" draw:end-shape="id4" draw:end-glue-point="2" svg:d="m8226 4447-10-1002" svg:viewBox="0 0 11 1003">
          <text:p text:style-name="P1"><text:span text:style-name="T3">IExtensibility2 <text:s text:c="23"/></text:span></text:p>
        </draw:connector>
        <draw:custom-shape draw:name="ClassName" draw:style-name="gr10" draw:text-style-name="P2" xml:id="id8" draw:id="id8" draw:layer="layout" svg:width="4cm" svg:height="1.62cm" svg:x="2.311cm" svg:y="7.381cm">
          <text:p text:style-name="P1"><text:span text:style-name="T1">&lt;&lt;dialog&gt;&gt;</text:span></text:p>
          <text:p text:style-name="P1"><text:span text:style-name="T1">TagEditor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1" draw:text-style-name="P2" xml:id="id7" draw:id="id7" draw:layer="layout" svg:width="4cm" svg:height="1.62cm" svg:x="7.276cm" svg:y="14.716cm">
          <text:p text:style-name="P1"><text:span text:style-name="T1">&lt;&lt;dialog&gt;&gt;</text:span></text:p>
          <text:p text:style-name="P1"><text:span text:style-name="T1">TagManager</text:span></text:p>
          <draw:enhanced-geometry svg:viewBox="0 0 1000 404" draw:text-areas="0 0 1000 404" draw:type="NonPrimitive" draw:enhanced-path="M 1000 404 L 1000 0 0 0 0 404 Z"/>
        </draw:custom-shape>
        <draw:frame draw:style-name="gr12" draw:text-style-name="P6" draw:layer="layout" svg:width="2.471cm" svg:height="0.725cm" svg:x="4.416cm" svg:y="5.191cm">
          <draw:text-box>
            <text:p><text:span text:style-name="T4">&lt;&lt;show&gt;&gt;</text:span></text:p>
          </draw:text-box>
        </draw:frame>
        <draw:frame draw:style-name="gr13" draw:text-style-name="P6" draw:layer="layout" svg:width="2.471cm" svg:height="0.725cm" svg:x="9.305cm" svg:y="13.827cm">
          <draw:text-box>
            <text:p><text:span text:style-name="T4">&lt;&lt;show&gt;&gt;</text:span></text:p>
          </draw:text-box>
        </draw:frame>
        <draw:custom-shape draw:name="ClassName" draw:style-name="gr14" draw:text-style-name="P2" xml:id="id6" draw:id="id6" draw:layer="layout" svg:width="4cm" svg:height="1.62cm" svg:x="2.301cm" svg:y="11.366cm">
          <text:p text:style-name="P1"><text:span text:style-name="T1">&lt;&lt;view model&gt;&gt;</text:span></text:p>
          <text:p text:style-name="P1"><text:span text:style-name="T1">TagEditorModel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5" draw:text-style-name="P7" xml:id="id11" draw:id="id11" draw:layer="layout" svg:width="4.394cm" svg:height="1.626cm" svg:x="7.079cm" svg:y="17.891cm">
          <text:p text:style-name="P1"><text:span text:style-name="T1">&lt;&lt;view model&gt;&gt;</text:span></text:p>
          <text:p text:style-name="P1"><text:span text:style-name="T1">TagManagerMode</text:span><text:span text:style-name="T5">l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gr16" draw:text-style-name="P2" xml:id="id5" draw:id="id5" draw:layer="layout" svg:width="4.254cm" svg:height="1.722cm" svg:x="2.189cm" svg:y="14.645cm">
          <text:p text:style-name="P1"><text:span text:style-name="T1">OneNotePageProxy</text:span></text:p>
          <draw:enhanced-geometry svg:viewBox="0 0 1000 404" draw:text-areas="0 0 1000 404" draw:type="NonPrimitive" draw:enhanced-path="M 1000 404 L 1000 0 0 0 0 404 Z"/>
        </draw:custom-shape>
        <draw:connector draw:style-name="gr17" draw:text-style-name="P8" draw:layer="layout" svg:x1="4.316cm" svg:y1="14.645cm" svg:x2="4.301cm" svg:y2="12.986cm" draw:start-shape="id5" draw:end-shape="id6" draw:end-glue-point="2" svg:d="m4316 14645v-804h-15v-855" svg:viewBox="0 0 16 1660">
          <text:p/>
        </draw:connector>
        <draw:connector draw:style-name="gr18" draw:text-style-name="P9" draw:layer="layout" svg:x1="9.274cm" svg:y1="6.049cm" svg:x2="9.276cm" svg:y2="14.716cm" draw:start-shape="id2" draw:start-glue-point="2" draw:end-shape="id7" draw:end-glue-point="0" svg:d="m9274 6049v4359h2v4308" svg:viewBox="0 0 3 8668">
          <text:p/>
        </draw:connector>
        <draw:connector draw:style-name="gr19" draw:text-style-name="P9" draw:layer="layout" svg:x1="7.274cm" svg:y1="5.239cm" svg:x2="4.311cm" svg:y2="7.381cm" draw:start-shape="id2" draw:start-glue-point="3" draw:end-shape="id8" draw:end-glue-point="0" svg:d="m7274 5239h-2963v2142" svg:viewBox="0 0 2964 2143">
          <text:p/>
        </draw:connector>
        <draw:connector draw:style-name="gr20" draw:text-style-name="P8" xml:id="id10" draw:id="id10" draw:layer="layout" draw:type="line" svg:x1="9.265cm" svg:y1="2.329cm" svg:x2="9.278cm" svg:y2="3.088cm" draw:start-shape="id9" draw:start-glue-point="2" svg:d="m9265 2329 13 759" svg:viewBox="0 0 14 760">
          <text:p/>
        </draw:connector>
        <draw:connector draw:style-name="gr21" draw:text-style-name="P4" draw:layer="layout" svg:x1="9.278cm" svg:y1="3.088cm" svg:x2="9.274cm" svg:y2="4.429cm" draw:start-shape="id10" draw:start-glue-point="3" draw:end-shape="id2" draw:end-glue-point="0" svg:d="m9278 3088v671h-4v670" svg:viewBox="0 0 5 1342">
          <text:p/>
        </draw:connector>
        <draw:connector draw:style-name="gr22" draw:text-style-name="P10" draw:layer="layout" svg:x1="8.226cm" svg:y1="6.049cm" svg:x2="6.301cm" svg:y2="12.176cm" draw:start-shape="id2" draw:start-glue-point="6" draw:end-shape="id6" draw:end-glue-point="1" svg:d="m8226 6049v6127h-1925" svg:viewBox="0 0 1926 6128">
          <text:p/>
        </draw:connector>
        <draw:connector draw:style-name="gr23" draw:text-style-name="P9" draw:layer="layout" draw:line-skew="0.13cm 0.532cm" svg:x1="10.258cm" svg:y1="6.049cm" svg:x2="11.473cm" svg:y2="18.704cm" draw:start-shape="id2" draw:start-glue-point="7" draw:end-shape="id11" draw:end-glue-point="1" svg:d="m10258 6049v6077h2299v6578h-1084" svg:viewBox="0 0 2300 12656">
          <text:p/>
        </draw:connector>
        <draw:frame draw:style-name="gr12" draw:text-style-name="P11" draw:layer="layout" svg:width="2.386cm" svg:height="0.662cm" svg:x="6.301cm" svg:y="11.625cm">
          <draw:text-box>
            <text:p><text:span text:style-name="T6">&lt;&lt;create&gt;&gt;</text:span></text:p>
          </draw:text-box>
        </draw:frame>
        <draw:frame draw:style-name="gr12" draw:text-style-name="P11" draw:layer="layout" svg:width="2.386cm" svg:height="0.662cm" svg:x="10.158cm" svg:y="11.625cm">
          <draw:text-box>
            <text:p><text:span text:style-name="T6">&lt;&lt;create&gt;&gt;</text:span></text:p>
          </draw:text-box>
        </draw:frame>
        <draw:connector draw:style-name="gr24" draw:text-style-name="P9" draw:layer="layout" svg:x1="11.274cm" svg:y1="4.944cm" svg:x2="18.64cm" svg:y2="2.557cm" draw:start-shape="id2" draw:start-glue-point="8" draw:end-shape="id12" draw:end-glue-point="3" svg:d="m11274 4944h3709v-2387h3657" svg:viewBox="0 0 7367 2388">
          <text:p/>
        </draw:connector>
        <draw:custom-shape draw:name="Artifact" draw:style-name="gr25" draw:text-style-name="P7" xml:id="id12" draw:id="id12" draw:layer="layout" svg:width="2.982cm" svg:height="1.203cm" svg:x="18.64cm" svg:y="1.956cm">
          <text:p text:style-name="P1"><text:span text:style-name="T7">Tagspanel.xml</text:span></text:p>
          <draw:enhanced-geometry svg:viewBox="0 0 1000 403" draw:text-areas="0 0 1000 403" draw:type="NonPrimitive" draw:enhanced-path="M 0 0 L 1000 0 1000 403 0 403 Z M 861 24 L 861 130 942 130 942 44 915 24 Z M 942 44 L 915 44 915 24 Z"/>
        </draw:custom-shape>
        <draw:custom-shape draw:name="ClassName" draw:style-name="gr26" draw:text-style-name="P2" xml:id="id13" draw:id="id13" draw:layer="layout" svg:width="4cm" svg:height="1.62cm" svg:x="16.268cm" svg:y="7.35cm">
          <text:p text:style-name="P1"><text:span text:style-name="T1">&lt;&lt;window&gt;&gt;</text:span></text:p>
          <text:p text:style-name="P12"><text:span text:style-name="T1">FindTaggedPages</text:span></text:p>
          <draw:enhanced-geometry svg:viewBox="0 0 1000 404" draw:text-areas="0 0 1000 404" draw:type="NonPrimitive" draw:enhanced-path="M 1000 404 L 1000 0 0 0 0 404 Z"/>
        </draw:custom-shape>
        <draw:connector draw:style-name="gr27" draw:text-style-name="P9" draw:layer="layout" svg:x1="11.274cm" svg:y1="5.239cm" svg:x2="18.268cm" svg:y2="7.35cm" draw:start-shape="id2" draw:start-glue-point="1" draw:end-shape="id13" draw:end-glue-point="0" svg:d="m11274 5239h6994v2111" svg:viewBox="0 0 6995 2112">
          <text:p/>
        </draw:connector>
        <draw:frame draw:style-name="gr13" draw:text-style-name="P6" draw:layer="layout" svg:width="2.471cm" svg:height="0.725cm" svg:x="13.56cm" svg:y="5.318cm">
          <draw:text-box>
            <text:p><text:span text:style-name="T4">&lt;&lt;show&gt;&gt;</text:span></text:p>
          </draw:text-box>
        </draw:frame>
        <draw:custom-shape draw:name="ClassName" draw:style-name="gr28" draw:text-style-name="P2" xml:id="id14" draw:id="id14" draw:layer="layout" svg:width="5.258cm" svg:height="1.626cm" svg:x="15.641cm" svg:y="11.439cm">
          <draw:glue-point draw:id="4" svg:x="-2.721cm" svg:y="-5cm"/>
          <draw:glue-point draw:id="5" svg:x="2.35cm" svg:y="-4.932cm"/>
          <draw:glue-point draw:id="6" svg:x="-5cm" svg:y="-2.029cm"/>
          <text:p text:style-name="P1"><text:span text:style-name="T1">&lt;&lt;</text:span><text:span text:style-name="T5">view model</text:span><text:span text:style-name="T1">&gt;&gt;</text:span></text:p>
          <text:p text:style-name="P12"><text:span text:style-name="T1">FindTaggedPagesModel</text:span></text:p>
          <draw:enhanced-geometry svg:viewBox="0 0 1000 404" draw:text-areas="0 0 1000 404" draw:type="NonPrimitive" draw:enhanced-path="M 1000 404 L 1000 0 0 0 0 404 Z"/>
        </draw:custom-shape>
        <draw:connector draw:style-name="gr29" draw:text-style-name="P9" draw:layer="layout" svg:x1="11.274cm" svg:y1="5.697cm" svg:x2="15.641cm" svg:y2="12.252cm" draw:start-shape="id2" draw:start-glue-point="9" draw:end-shape="id14" draw:end-glue-point="3" svg:d="m11274 5697h2209v6555h2158" svg:viewBox="0 0 4368 6556">
          <text:p/>
        </draw:connector>
        <draw:custom-shape draw:name="ClassName" draw:style-name="gr30" draw:text-style-name="P2" xml:id="id15" draw:id="id15" draw:layer="layout" svg:width="4.254cm" svg:height="1.722cm" svg:x="22.726cm" svg:y="9.184cm">
          <text:p text:style-name="P12"><text:span text:style-name="T1">HitHighlightedPage</text:span></text:p>
          <draw:enhanced-geometry svg:viewBox="0 0 1000 404" draw:text-areas="0 0 1000 404" draw:type="NonPrimitive" draw:enhanced-path="M 1000 404 L 1000 0 0 0 0 404 Z"/>
        </draw:custom-shape>
        <draw:connector draw:style-name="gr31" draw:text-style-name="P8" draw:layer="layout" svg:x1="20.899cm" svg:y1="12.252cm" svg:x2="22.726cm" svg:y2="10.045cm" draw:start-shape="id14" draw:start-glue-point="1" draw:end-shape="id15" draw:end-glue-point="3" svg:d="m20899 12252h939v-2207h888" svg:viewBox="0 0 1828 2208">
          <text:p/>
        </draw:connector>
        <draw:custom-shape draw:name="ClassName" draw:style-name="gr32" draw:text-style-name="P2" xml:id="id16" draw:id="id16" draw:layer="layout" svg:width="4.254cm" svg:height="1.722cm" svg:x="22.734cm" svg:y="14.081cm">
          <text:p text:style-name="P12"><text:span text:style-name="T1">TaggedPage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33" draw:text-style-name="P2" xml:id="id17" draw:id="id17" draw:layer="layout" svg:width="4.254cm" svg:height="1.722cm" svg:x="22.727cm" svg:y="17.82cm">
          <text:p text:style-name="P12"><text:span text:style-name="T1">TagPageSet</text:span></text:p>
          <draw:enhanced-geometry svg:viewBox="0 0 1000 404" draw:text-areas="0 0 1000 404" draw:type="NonPrimitive" draw:enhanced-path="M 1000 404 L 1000 0 0 0 0 404 Z"/>
        </draw:custom-shape>
        <draw:connector draw:style-name="gr34" draw:text-style-name="P8" draw:layer="layout" svg:x1="24.861cm" svg:y1="15.803cm" svg:x2="24.854cm" svg:y2="17.82cm" draw:start-shape="id16" draw:start-glue-point="2" draw:end-shape="id17" draw:end-glue-point="0" svg:d="m24861 15803v1034h-7v983" svg:viewBox="0 0 8 2018">
          <text:p/>
        </draw:connector>
        <draw:connector draw:style-name="gr35" draw:text-style-name="P8" draw:layer="layout" svg:x1="24.861cm" svg:y1="14.081cm" svg:x2="24.853cm" svg:y2="10.906cm" draw:start-shape="id16" draw:end-shape="id15" draw:end-glue-point="2" svg:d="m24861 14081v-1562h-8v-1613" svg:viewBox="0 0 9 3176">
          <text:p/>
        </draw:connector>
        <draw:custom-shape draw:name="ClassName" draw:style-name="gr36" draw:text-style-name="P13" xml:id="id18" draw:id="id18" draw:layer="layout" svg:width="5.105cm" svg:height="1.727cm" svg:x="15.713cm" svg:y="15.91cm">
          <draw:glue-point draw:id="4" svg:x="2.642cm" svg:y="-4.997cm" draw:escape-direction="vertical"/>
          <draw:glue-point draw:id="5" svg:x="2.642cm" svg:y="5.002cm"/>
          <text:p text:style-name="P12"><text:span text:style-name="T1">FilterablePageCollection</text:span></text:p>
          <draw:enhanced-geometry svg:viewBox="0 0 1000 404" draw:text-areas="0 0 1000 404" draw:type="NonPrimitive" draw:enhanced-path="M 1000 404 L 1000 0 0 0 0 404 Z"/>
        </draw:custom-shape>
        <draw:connector draw:style-name="gr37" draw:text-style-name="P8" draw:layer="layout" svg:x1="18.265cm" svg:y1="15.91cm" svg:x2="18.27cm" svg:y2="13.065cm" draw:start-shape="id18" draw:start-glue-point="0" draw:end-shape="id14" draw:end-glue-point="2" svg:d="m18265 15910v-1397h5v-1448" svg:viewBox="0 0 6 2846">
          <text:p/>
        </draw:connector>
        <draw:connector draw:style-name="gr38" draw:text-style-name="P8" draw:layer="layout" svg:x1="22.734cm" svg:y1="14.942cm" svg:x2="19.613cm" svg:y2="15.911cm" draw:start-shape="id16" draw:start-glue-point="3" draw:end-shape="id18" draw:end-glue-point="4" svg:d="m22734 14942h-3121v969" svg:viewBox="0 0 3122 970">
          <text:p/>
        </draw:connector>
        <draw:connector draw:style-name="gr39" draw:text-style-name="P8" draw:layer="layout" svg:x1="22.727cm" svg:y1="18.681cm" svg:x2="19.613cm" svg:y2="17.636cm" draw:start-shape="id17" draw:start-glue-point="3" draw:end-shape="id18" draw:end-glue-point="5" svg:d="m22727 18681h-3114v-1045" svg:viewBox="0 0 3115 1046">
          <text:p/>
        </draw:connector>
        <draw:frame draw:style-name="gr12" draw:text-style-name="P11" draw:layer="layout" svg:width="2.386cm" svg:height="0.662cm" svg:x="12.938cm" svg:y="11.625cm">
          <draw:text-box>
            <text:p><text:span text:style-name="T6">&lt;&lt;create&gt;&gt;</text:span></text:p>
          </draw:text-box>
        </draw:frame>
        <draw:connector draw:style-name="gr40" draw:text-style-name="P8" draw:layer="layout" svg:x1="9.276cm" svg:y1="17.891cm" svg:x2="9.276cm" svg:y2="16.336cm" draw:start-shape="id11" draw:start-glue-point="0" draw:end-shape="id7" draw:end-glue-point="2" svg:d="m9276 17891v-1555" svg:viewBox="0 0 1 1556">
          <text:p/>
        </draw:connector>
        <draw:connector draw:style-name="gr41" draw:text-style-name="P8" draw:layer="layout" svg:x1="18.27cm" svg:y1="11.439cm" svg:x2="18.268cm" svg:y2="8.97cm" draw:start-shape="id14" draw:start-glue-point="0" draw:end-shape="id13" draw:end-glue-point="2" svg:d="m18270 11439v-1209h-2v-1260" svg:viewBox="0 0 3 2470">
          <text:p/>
        </draw:connector>
        <draw:connector draw:style-name="gr42" draw:text-style-name="P8" draw:layer="layout" svg:x1="4.301cm" svg:y1="11.366cm" svg:x2="4.311cm" svg:y2="9.001cm" draw:start-shape="id6" draw:start-glue-point="0" draw:end-shape="id8" draw:end-glue-point="2" svg:d="m4301 11366v-1157h10v-1208" svg:viewBox="0 0 11 23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1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UML_20_Gradient" draw:display-name="UML Gradient" draw:style="linear" draw:start-color="#99ccff" draw:end-color="#ffffff" draw:start-intensity="100%" draw:end-intensity="100%" draw:angle="450" draw:border="0%"/>
    <draw:gradient draw:name="UML_20_Package" draw:display-name="UML Package" draw:style="linear" draw:start-color="#9999ff" draw:end-color="#ffffff" draw:start-intensity="100%" draw:end-intensity="100%" draw:angle="450" draw:border="0%"/>
    <draw:marker draw:name="Arrow" svg:viewBox="0 0 20 30" svg:d="m10 0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Diamond" svg:viewBox="0 0 3000 6000" svg:d="m1500 0 1500 3000-1500 3000-1500-3000z"/>
    <draw:marker draw:name="Diamond_20_unfilled" draw:display-name="Diamond unfilled" svg:viewBox="0 0 3000 6000" svg:d="m1500 0 1500 3000-1500 3000-1500-3000zm0 447-1276 2553 1276 2553 1276-255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trokedHalfCircle" svg:viewBox="0 0 100 50" svg:d="m100 5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1T12:49:11.974000000</meta:creation-date>
    <dc:date>2013-12-25T21:50:17.101000000</dc:date>
    <meta:editing-duration>PT14M51S</meta:editing-duration>
    <meta:editing-cycles>10</meta:editing-cycles>
    <meta:generator>LibreOffice/4.1.3.2$Windows_x86 LibreOffice_project/70feb7d99726f064edab4605a8ab840c50ec57a</meta:generator>
    <meta:document-statistic meta:object-count="50"/>
  </office:meta>
</office:document-meta>
</file>